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fo:language="en" fo:country="US" style:language-asian="en" style:country-asian="US" style:language-complex="en" style:country-complex="US"/>
    </style:style>
    <style:style style:name="T1" style:family="text">
      <style:text-properties style:font-name="Arial" fo:font-size="10pt" style:font-name-asian="Arial2" style:font-size-asian="10pt" style:font-name-complex="Arial2" style:font-size-complex="10pt"/>
    </style:style>
    <style:style style:name="T2" style:family="text">
      <style:text-properties style:font-name="Arial" fo:font-size="10pt" style:font-size-asian="10pt" style:font-size-complex="10pt"/>
    </style:style>
  </office:automatic-styles>
  <office:body>
    <office:spreadsheet>
      <table:table table:name="Sheet6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PB26</text:p>
          </table:table-cell>
          <table:table-cell office:value-type="string">
            <text:p>TCLK0</text:p>
          </table:table-cell>
          <table:table-cell office:value-type="string">
            <text:p>D22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9</text:p>
          </table:table-cell>
          <table:table-cell office:value-type="string">
            <text:p>UTXD</text:p>
          </table:table-cell>
          <table:table-cell office:value-type="string">
            <text:p>D1</text:p>
          </table:table-cell>
          <table:table-cell office:value-type="string">
            <text:p>TX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10</text:p>
          </table:table-cell>
          <table:table-cell office:value-type="string">
            <text:p>RXD0</text:p>
          </table:table-cell>
          <table:table-cell office:value-type="string">
            <text:p>D19</text:p>
          </table:table-cell>
          <table:table-cell office:value-type="string">
            <text:p>RX1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11</text:p>
          </table:table-cell>
          <table:table-cell office:value-type="string">
            <text:p>TXD0</text:p>
          </table:table-cell>
          <table:table-cell office:value-type="string">
            <text:p>D18</text:p>
          </table:table-cell>
          <table:table-cell office:value-type="string">
            <text:p>TX1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12</text:p>
          </table:table-cell>
          <table:table-cell office:value-type="string">
            <text:p>RXD1</text:p>
          </table:table-cell>
          <table:table-cell office:value-type="string">
            <text:p>D17</text:p>
          </table:table-cell>
          <table:table-cell office:value-type="string">
            <text:p>RX2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13</text:p>
          </table:table-cell>
          <table:table-cell office:value-type="string">
            <text:p>TXD1</text:p>
          </table:table-cell>
          <table:table-cell office:value-type="string">
            <text:p>D16</text:p>
          </table:table-cell>
          <table:table-cell office:value-type="string">
            <text:p>TX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14</text:p>
          </table:table-cell>
          <table:table-cell office:value-type="string">
            <text:p>RTS1</text:p>
          </table:table-cell>
          <table:table-cell office:value-type="string">
            <text:p>D23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15</text:p>
          </table:table-cell>
          <table:table-cell office:value-type="string">
            <text:p>CTS1</text:p>
          </table:table-cell>
          <table:table-cell office:value-type="string">
            <text:p>D24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17</text:p>
          </table:table-cell>
          <table:table-cell office:value-type="string">
            <text:p>TWD0</text:p>
          </table:table-cell>
          <table:table-cell office:value-type="string">
            <text:p>D71</text:p>
          </table:table-cell>
          <table:table-cell office:value-type="string">
            <text:p>SCL1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DDCORE1</text:p>
          </table:table-cell>
          <table:table-cell table:number-columns-repeated="2" office:value-type="string">
            <text:p>-</text:p>
          </table:table-cell>
          <table:table-cell office:value-type="string">
            <text:p>VDDOUT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DDIO1</text:p>
          </table:table-cell>
          <table:table-cell table:number-columns-repeated="2" office:value-type="string">
            <text:p>-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ND1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D0</text:p>
          </table:table-cell>
          <table:table-cell office:value-type="string">
            <text:p>-</text:p>
          </table:table-cell>
          <table:table-cell office:value-type="string">
            <text:p>D25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D1</text:p>
          </table:table-cell>
          <table:table-cell office:value-type="string">
            <text:p>-</text:p>
          </table:table-cell>
          <table:table-cell office:value-type="string">
            <text:p>D26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D2</text:p>
          </table:table-cell>
          <table:table-cell office:value-type="string">
            <text:p>-</text:p>
          </table:table-cell>
          <table:table-cell office:value-type="string">
            <text:p>D27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D3</text:p>
          </table:table-cell>
          <table:table-cell office:value-type="string">
            <text:p>-</text:p>
          </table:table-cell>
          <table:table-cell office:value-type="string">
            <text:p>D28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D4</text:p>
          </table:table-cell>
          <table:table-cell office:value-type="string">
            <text:p>TXD3</text:p>
          </table:table-cell>
          <table:table-cell office:value-type="string">
            <text:p>D14</text:p>
          </table:table-cell>
          <table:table-cell office:value-type="string">
            <text:p>TXD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D5</text:p>
          </table:table-cell>
          <table:table-cell office:value-type="string">
            <text:p>RXD3</text:p>
          </table:table-cell>
          <table:table-cell office:value-type="string">
            <text:p>D15</text:p>
          </table:table-cell>
          <table:table-cell office:value-type="string">
            <text:p>RXD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D6</text:p>
          </table:table-cell>
          <table:table-cell office:value-type="string">
            <text:p>PWMF12</text:p>
          </table:table-cell>
          <table:table-cell office:value-type="string">
            <text:p>D29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D7</text:p>
          </table:table-cell>
          <table:table-cell office:value-type="string">
            <text:p>TIOA8</text:p>
          </table:table-cell>
          <table:table-cell office:value-type="string">
            <text:p>D11</text:p>
          </table:table-cell>
          <table:table-cell office:value-type="string">
            <text:p>PWM1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D8</text:p>
          </table:table-cell>
          <table:table-cell office:value-type="string">
            <text:p>TIOB8</text:p>
          </table:table-cell>
          <table:table-cell office:value-type="string">
            <text:p>D12</text:p>
          </table:table-cell>
          <table:table-cell office:value-type="string">
            <text:p>PWM12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9</text:p>
          </table:table-cell>
          <table:table-cell office:value-type="string">
            <text:p>TCLK8</text:p>
          </table:table-cell>
          <table:table-cell office:value-type="string">
            <text:p>D30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 office:value-type="string">
            <text:p>CANTX0</text:p>
          </table:table-cell>
          <table:table-cell office:value-type="string">
            <text:p>D69</text:p>
          </table:table-cell>
          <table:table-cell office:value-type="string">
            <text:p>CANTX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office:value-type="string">
            <text:p>CANRX0</text:p>
          </table:table-cell>
          <table:table-cell office:value-type="string">
            <text:p>D68</text:p>
          </table:table-cell>
          <table:table-cell office:value-type="string">
            <text:p>CANRX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5</text:p>
          </table:table-cell>
          <table:table-cell office:value-type="string">
            <text:p>TIOA2</text:p>
          </table:table-cell>
          <table:table-cell office:value-type="string">
            <text:p>-</text:p>
          </table:table-cell>
          <table:table-cell office:value-type="string">
            <text:p>EEXTIN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7</text:p>
          </table:table-cell>
          <table:table-cell office:value-type="string">
            <text:p>TCLK2</text:p>
          </table:table-cell>
          <table:table-cell office:value-type="string">
            <text:p>D31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8</text:p>
          </table:table-cell>
          <table:table-cell office:value-type="string">
            <text:p>URXD</text:p>
          </table:table-cell>
          <table:table-cell office:value-type="string">
            <text:p>D0</text:p>
          </table:table-cell>
          <table:table-cell office:value-type="string">
            <text:p>RX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8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29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30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1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 office:value-type="string">
            <text:p>-</text:p>
          </table:table-cell>
          <table:table-cell office:value-type="string">
            <text:p>D32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NDPLL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VDDPLL</text:p>
          </table:table-cell>
          <table:table-cell table:number-columns-repeated="2" office:value-type="string">
            <text:p>-</text:p>
          </table:table-cell>
          <table:table-cell office:value-type="string">
            <text:p>VDDPLL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XOUT</text:p>
          </table:table-cell>
          <table:table-cell table:number-columns-repeated="2" office:value-type="string">
            <text:p>-</text:p>
          </table:table-cell>
          <table:table-cell office:value-type="string">
            <text:p>XOUT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XIN</text:p>
          </table:table-cell>
          <table:table-cell table:number-columns-repeated="2" office:value-type="string">
            <text:p>-</text:p>
          </table:table-cell>
          <table:table-cell office:value-type="string">
            <text:p>XIN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HSDP</text:p>
          </table:table-cell>
          <table:table-cell table:number-columns-repeated="2" office:value-type="string">
            <text:p>-</text:p>
          </table:table-cell>
          <table:table-cell office:value-type="string">
            <text:p>D+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HSDM</text:p>
          </table:table-cell>
          <table:table-cell table:number-columns-repeated="2" office:value-type="string">
            <text:p>-</text:p>
          </table:table-cell>
          <table:table-cell office:value-type="string">
            <text:p>D-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BUS</text:p>
          </table:table-cell>
          <table:table-cell table:number-columns-repeated="2" office:value-type="string">
            <text:p>-</text:p>
          </table:table-cell>
          <table:table-cell office:value-type="string">
            <text:p>XUSB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BG</text:p>
          </table:table-cell>
          <table:table-cell table:number-columns-repeated="2" office:value-type="string">
            <text:p>-</text:p>
          </table:table-cell>
          <table:table-cell office:value-type="string">
            <text:p>VBG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DDUTMI</text:p>
          </table:table-cell>
          <table:table-cell table:number-columns-repeated="2" office:value-type="string">
            <text:p>-</text:p>
          </table:table-cell>
          <table:table-cell office:value-type="string">
            <text:p>VDDOUTMI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FSDP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FSDM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NDUTMI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DDCORE2</text:p>
          </table:table-cell>
          <table:table-cell table:number-columns-repeated="2" office:value-type="string">
            <text:p>-</text:p>
          </table:table-cell>
          <table:table-cell office:value-type="string">
            <text:p>VDDOUT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JTAGSEL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RSTB</text:p>
          </table:table-cell>
          <table:table-cell table:number-columns-repeated="2" office:value-type="string">
            <text:p>-</text:p>
          </table:table-cell>
          <table:table-cell office:value-type="string">
            <text:p>MASTER-RESET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XIN32</text:p>
          </table:table-cell>
          <table:table-cell table:number-columns-repeated="2" office:value-type="string">
            <text:p>-</text:p>
          </table:table-cell>
          <table:table-cell office:value-type="string">
            <text:p>XIN32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XOUT32</text:p>
          </table:table-cell>
          <table:table-cell table:number-columns-repeated="2" office:value-type="string">
            <text:p>-</text:p>
          </table:table-cell>
          <table:table-cell office:value-type="string">
            <text:p>XOUT32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HDN</text:p>
          </table:table-cell>
          <table:table-cell table:number-columns-repeated="2" office:value-type="string">
            <text:p>-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ST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DDBU</text:p>
          </table:table-cell>
          <table:table-cell table:number-columns-repeated="2" office:value-type="string">
            <text:p>-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WUP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NDBU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C1</text:p>
          </table:table-cell>
          <table:table-cell office:value-type="string">
            <text:p>-</text:p>
          </table:table-cell>
          <table:table-cell office:value-type="string">
            <text:p>D33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VDDOUT</text:p>
          </table:table-cell>
          <table:table-cell table:number-columns-repeated="2" office:value-type="string">
            <text:p>-</text:p>
          </table:table-cell>
          <table:table-cell office:value-type="string">
            <text:p>VDDOUT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DDIN</text:p>
          </table:table-cell>
          <table:table-cell table:number-columns-repeated="2" office:value-type="string">
            <text:p>-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ND2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C2</text:p>
          </table:table-cell>
          <table:table-cell office:value-type="string">
            <text:p>PWML0</text:p>
          </table:table-cell>
          <table:table-cell office:value-type="string">
            <text:p>D34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C3</text:p>
          </table:table-cell>
          <table:table-cell office:value-type="string">
            <text:p>PWMH0</text:p>
          </table:table-cell>
          <table:table-cell office:value-type="string">
            <text:p>D35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DDCORE3</text:p>
          </table:table-cell>
          <table:table-cell table:number-columns-repeated="2" office:value-type="string">
            <text:p>-</text:p>
          </table:table-cell>
          <table:table-cell office:value-type="string">
            <text:p>VDDOUT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VDDIO2</text:p>
          </table:table-cell>
          <table:table-cell table:number-columns-repeated="2" office:value-type="string">
            <text:p>-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C5</text:p>
          </table:table-cell>
          <table:table-cell office:value-type="string">
            <text:p>PWMH1</text:p>
          </table:table-cell>
          <table:table-cell office:value-type="string">
            <text:p>D37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C6</text:p>
          </table:table-cell>
          <table:table-cell office:value-type="string">
            <text:p>PWML2</text:p>
          </table:table-cell>
          <table:table-cell office:value-type="string">
            <text:p>D38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C7</text:p>
          </table:table-cell>
          <table:table-cell office:value-type="string">
            <text:p>PWMH2</text:p>
          </table:table-cell>
          <table:table-cell office:value-type="string">
            <text:p>D39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C8</text:p>
          </table:table-cell>
          <table:table-cell office:value-type="string">
            <text:p>PWML3</text:p>
          </table:table-cell>
          <table:table-cell office:value-type="string">
            <text:p>D40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C9</text:p>
          </table:table-cell>
          <table:table-cell office:value-type="string">
            <text:p>PWMH3</text:p>
          </table:table-cell>
          <table:table-cell office:value-type="string">
            <text:p>D41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B27</text:p>
          </table:table-cell>
          <table:table-cell office:value-type="string">
            <text:p>TIOB0</text:p>
          </table:table-cell>
          <table:table-cell office:value-type="string">
            <text:p>D13</text:p>
          </table:table-cell>
          <table:table-cell office:value-type="string">
            <text:p>PWM13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RST</text:p>
          </table:table-cell>
          <table:table-cell table:number-columns-repeated="2" office:value-type="string">
            <text:p>-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18</text:p>
          </table:table-cell>
          <table:table-cell office:value-type="string">
            <text:p>TWCX0</text:p>
          </table:table-cell>
          <table:table-cell office:value-type="string">
            <text:p>D70</text:p>
          </table:table-cell>
          <table:table-cell office:value-type="string">
            <text:p>SDA1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19</text:p>
          </table:table-cell>
          <table:table-cell office:value-type="string">
            <text:p>PWMH1</text:p>
          </table:table-cell>
          <table:table-cell office:value-type="string">
            <text:p>D42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20</text:p>
          </table:table-cell>
          <table:table-cell office:value-type="string">
            <text:p>PWML2</text:p>
          </table:table-cell>
          <table:table-cell office:value-type="string">
            <text:p>D43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VDDANA</text:p>
          </table:table-cell>
          <table:table-cell table:number-columns-repeated="2" office:value-type="string">
            <text:p>-</text:p>
          </table:table-cell>
          <table:table-cell office:value-type="string">
            <text:p>VDDANA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NDANA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DVREF</text:p>
          </table:table-cell>
          <table:table-cell table:number-columns-repeated="2" office:value-type="string">
            <text:p>-</text:p>
          </table:table-cell>
          <table:table-cell office:value-type="string">
            <text:p>AVREF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 office:value-type="string">
            <text:p>DAC0</text:p>
          </table:table-cell>
          <table:table-cell office:value-type="string">
            <text:p>D66</text:p>
          </table:table-cell>
          <table:table-cell office:value-type="string">
            <text:p>DAC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B16</text:p>
          </table:table-cell>
          <table:table-cell office:value-type="string">
            <text:p>DAC1</text:p>
          </table:table-cell>
          <table:table-cell office:value-type="string">
            <text:p>D67</text:p>
          </table:table-cell>
          <table:table-cell office:value-type="string">
            <text:p>DAC1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A16</text:p>
          </table:table-cell>
          <table:table-cell office:value-type="string">
            <text:p>SPCK1 AD7</text:p>
          </table:table-cell>
          <table:table-cell office:value-type="string">
            <text:p>D54</text:p>
          </table:table-cell>
          <table:table-cell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A24</text:p>
          </table:table-cell>
          <table:table-cell office:value-type="string">
            <text:p>AD6</text:p>
          </table:table-cell>
          <table:table-cell office:value-type="string">
            <text:p>D55</text:p>
          </table:table-cell>
          <table:table-cell office:value-type="string">
            <text:p>A1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A23</text:p>
          </table:table-cell>
          <table:table-cell office:value-type="string">
            <text:p>AD5</text:p>
          </table:table-cell>
          <table:table-cell office:value-type="string">
            <text:p>D56</text:p>
          </table:table-cell>
          <table:table-cell office:value-type="string">
            <text:p>A2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A22</text:p>
          </table:table-cell>
          <table:table-cell office:value-type="string">
            <text:p>AD4</text:p>
          </table:table-cell>
          <table:table-cell office:value-type="string">
            <text:p>D57</text:p>
          </table:table-cell>
          <table:table-cell office:value-type="string">
            <text:p>A3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A6</text:p>
          </table:table-cell>
          <table:table-cell table:style-name="ce3" office:value-type="string">
            <text:p><text:span text:style-name="T1">TIOB2</text:span><text:span text:style-name="T2"> AD3</text:span></text:p>
          </table:table-cell>
          <table:table-cell office:value-type="string">
            <text:p>D58</text:p>
          </table:table-cell>
          <table:table-cell office:value-type="string">
            <text:p>A4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A4</text:p>
          </table:table-cell>
          <table:table-cell office:value-type="string">
            <text:p>TCLK1 AD2</text:p>
          </table:table-cell>
          <table:table-cell office:value-type="string">
            <text:p>D59</text:p>
          </table:table-cell>
          <table:table-cell office:value-type="string">
            <text:p>A5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A3</text:p>
          </table:table-cell>
          <table:table-cell office:value-type="string">
            <text:p>TIOB1 AD1</text:p>
          </table:table-cell>
          <table:table-cell office:value-type="string">
            <text:p>D60</text:p>
          </table:table-cell>
          <table:table-cell office:value-type="string">
            <text:p>A6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A2</text:p>
          </table:table-cell>
          <table:table-cell office:value-type="string">
            <text:p>TIOA1 AD0</text:p>
          </table:table-cell>
          <table:table-cell office:value-type="string">
            <text:p>D61</text:p>
          </table:table-cell>
          <table:table-cell office:value-type="string">
            <text:p>A7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B12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B13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B17</text:p>
          </table:table-cell>
          <table:table-cell office:value-type="string">
            <text:p>AD10</text:p>
          </table:table-cell>
          <table:table-cell office:value-type="string">
            <text:p>D62</text:p>
          </table:table-cell>
          <table:table-cell office:value-type="string">
            <text:p>A8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18</text:p>
          </table:table-cell>
          <table:table-cell office:value-type="string">
            <text:p>AD11</text:p>
          </table:table-cell>
          <table:table-cell office:value-type="string">
            <text:p>D63</text:p>
          </table:table-cell>
          <table:table-cell office:value-type="string">
            <text:p>A9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B19</text:p>
          </table:table-cell>
          <table:table-cell office:value-type="string">
            <text:p>AD12</text:p>
          </table:table-cell>
          <table:table-cell office:value-type="string">
            <text:p>D64</text:p>
          </table:table-cell>
          <table:table-cell office:value-type="string">
            <text:p>A1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B20</text:p>
          </table:table-cell>
          <table:table-cell office:value-type="string">
            <text:p>AD13</text:p>
          </table:table-cell>
          <table:table-cell office:value-type="string">
            <text:p>D65</text:p>
          </table:table-cell>
          <table:table-cell office:value-type="string">
            <text:p>A11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B21</text:p>
          </table:table-cell>
          <table:table-cell office:value-type="string">
            <text:p>AD14</text:p>
          </table:table-cell>
          <table:table-cell office:value-type="string">
            <text:p>D52</text:p>
          </table:table-cell>
          <table:table-cell office:value-type="string">
            <text:p>SPI-CS2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C11</text:p>
          </table:table-cell>
          <table:table-cell table:number-columns-repeated="2" office:value-type="string">
            <text:p>-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C12</text:p>
          </table:table-cell>
          <table:table-cell office:value-type="string">
            <text:p>-</text:p>
          </table:table-cell>
          <table:table-cell office:value-type="string">
            <text:p>D51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C13</text:p>
          </table:table-cell>
          <table:table-cell office:value-type="string">
            <text:p>-</text:p>
          </table:table-cell>
          <table:table-cell office:value-type="string">
            <text:p>D50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C14</text:p>
          </table:table-cell>
          <table:table-cell office:value-type="string">
            <text:p>-</text:p>
          </table:table-cell>
          <table:table-cell office:value-type="string">
            <text:p>D49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C15</text:p>
          </table:table-cell>
          <table:table-cell office:value-type="string">
            <text:p>-</text:p>
          </table:table-cell>
          <table:table-cell office:value-type="string">
            <text:p>D48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C16</text:p>
          </table:table-cell>
          <table:table-cell office:value-type="string">
            <text:p>-</text:p>
          </table:table-cell>
          <table:table-cell office:value-type="string">
            <text:p>D47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C17</text:p>
          </table:table-cell>
          <table:table-cell office:value-type="string">
            <text:p>-</text:p>
          </table:table-cell>
          <table:table-cell office:value-type="string">
            <text:p>D46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C18</text:p>
          </table:table-cell>
          <table:table-cell office:value-type="string">
            <text:p>PWMH6</text:p>
          </table:table-cell>
          <table:table-cell office:value-type="string">
            <text:p>D45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C19</text:p>
          </table:table-cell>
          <table:table-cell office:value-type="string">
            <text:p>PWMH5</text:p>
          </table:table-cell>
          <table:table-cell office:value-type="string">
            <text:p>D44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C29 PA28</text:p>
          </table:table-cell>
          <table:table-cell office:value-type="string">
            <text:p>TIOB7</text:p>
          </table:table-cell>
          <table:table-cell office:value-type="string">
            <text:p>D10 D77</text:p>
          </table:table-cell>
          <table:table-cell office:value-type="string">
            <text:p>PWM1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C30</text:p>
          </table:table-cell>
          <table:table-cell office:value-type="string">
            <text:p>TCLK7</text:p>
          </table:table-cell>
          <table:table-cell office:value-type="string">
            <text:p>D72</text:p>
          </table:table-cell>
          <table:table-cell office:value-type="string">
            <text:p>RXL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VDDCORE4</text:p>
          </table:table-cell>
          <table:table-cell table:number-columns-repeated="2" office:value-type="string">
            <text:p>-</text:p>
          </table:table-cell>
          <table:table-cell office:value-type="string">
            <text:p>VDDOUT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VDDIO3</text:p>
          </table:table-cell>
          <table:table-cell table:number-columns-repeated="2" office:value-type="string">
            <text:p>-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ND3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A21</text:p>
          </table:table-cell>
          <table:table-cell office:value-type="string">
            <text:p>PWML0</text:p>
          </table:table-cell>
          <table:table-cell office:value-type="string">
            <text:p>D73</text:p>
          </table:table-cell>
          <table:table-cell office:value-type="string">
            <text:p>TXL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A25</text:p>
          </table:table-cell>
          <table:table-cell office:value-type="string">
            <text:p>SPI0_MISO</text:p>
          </table:table-cell>
          <table:table-cell office:value-type="string">
            <text:p>-</text:p>
          </table:table-cell>
          <table:table-cell office:value-type="string">
            <text:p>MISO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A26</text:p>
          </table:table-cell>
          <table:table-cell office:value-type="string">
            <text:p>SPI0_MOSI</text:p>
          </table:table-cell>
          <table:table-cell office:value-type="string">
            <text:p>-</text:p>
          </table:table-cell>
          <table:table-cell office:value-type="string">
            <text:p>MOSI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A27</text:p>
          </table:table-cell>
          <table:table-cell office:value-type="string">
            <text:p>SPI0_SPCK</text:p>
          </table:table-cell>
          <table:table-cell office:value-type="string">
            <text:p>-</text:p>
          </table:table-cell>
          <table:table-cell office:value-type="string">
            <text:p>SCK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A28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29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B0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B1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B2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C4</text:p>
          </table:table-cell>
          <table:table-cell office:value-type="string">
            <text:p>PWML1</text:p>
          </table:table-cell>
          <table:table-cell office:value-type="string">
            <text:p>D36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C10</text:p>
          </table:table-cell>
          <table:table-cell table:number-columns-repeated="2" office:value-type="string">
            <text:p>-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B3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B4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B5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B6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B7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B8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VDDCORE5</text:p>
          </table:table-cell>
          <table:table-cell table:number-columns-repeated="2" office:value-type="string">
            <text:p>-</text:p>
          </table:table-cell>
          <table:table-cell office:value-type="string">
            <text:p>VDDOUT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VDDIO4</text:p>
          </table:table-cell>
          <table:table-cell table:number-columns-repeated="2" office:value-type="string">
            <text:p>-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GND4</text:p>
          </table:table-cell>
          <table:table-cell table:number-columns-repeated="2" office:value-type="string">
            <text:p>-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B9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B10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B11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C0</text:p>
          </table:table-cell>
          <table:table-cell office:value-type="string">
            <text:p>Erase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C20</text:p>
          </table:table-cell>
          <table:table-cell office:value-type="string">
            <text:p>PWMH4</text:p>
          </table:table-cell>
          <table:table-cell office:value-type="string">
            <text:p>-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C21</text:p>
          </table:table-cell>
          <table:table-cell office:value-type="string">
            <text:p>PWML4</text:p>
          </table:table-cell>
          <table:table-cell office:value-type="string">
            <text:p>D9</text:p>
          </table:table-cell>
          <table:table-cell office:value-type="string">
            <text:p>PWM9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C22</text:p>
          </table:table-cell>
          <table:table-cell office:value-type="string">
            <text:p>PWML5</text:p>
          </table:table-cell>
          <table:table-cell office:value-type="string">
            <text:p>D8</text:p>
          </table:table-cell>
          <table:table-cell office:value-type="string">
            <text:p>PWM8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C23</text:p>
          </table:table-cell>
          <table:table-cell office:value-type="string">
            <text:p>PWML6</text:p>
          </table:table-cell>
          <table:table-cell office:value-type="string">
            <text:p>D7</text:p>
          </table:table-cell>
          <table:table-cell office:value-type="string">
            <text:p>PWM7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C24</text:p>
          </table:table-cell>
          <table:table-cell office:value-type="string">
            <text:p>PWML7</text:p>
          </table:table-cell>
          <table:table-cell office:value-type="string">
            <text:p>D6</text:p>
          </table:table-cell>
          <table:table-cell office:value-type="string">
            <text:p>PWM6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C25</text:p>
          </table:table-cell>
          <table:table-cell office:value-type="string">
            <text:p>TIOA6</text:p>
          </table:table-cell>
          <table:table-cell office:value-type="string">
            <text:p>D5</text:p>
          </table:table-cell>
          <table:table-cell office:value-type="string">
            <text:p>PWM5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C26 PA29</text:p>
          </table:table-cell>
          <table:table-cell office:value-type="string">
            <text:p>TIOB6</text:p>
          </table:table-cell>
          <table:table-cell office:value-type="string">
            <text:p>D4 D87</text:p>
          </table:table-cell>
          <table:table-cell office:value-type="string">
            <text:p>PWM4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C27</text:p>
          </table:table-cell>
          <table:table-cell office:value-type="string">
            <text:p>TCLK6</text:p>
          </table:table-cell>
          <table:table-cell office:value-type="string">
            <text:p>-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C28</text:p>
          </table:table-cell>
          <table:table-cell office:value-type="string">
            <text:p>TIOA7</text:p>
          </table:table-cell>
          <table:table-cell office:value-type="string">
            <text:p>D3</text:p>
          </table:table-cell>
          <table:table-cell office:value-type="string">
            <text:p>PWM3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B14</text:p>
          </table:table-cell>
          <table:table-cell office:value-type="string">
            <text:p>PWMH2</text:p>
          </table:table-cell>
          <table:table-cell office:value-type="string">
            <text:p>D53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B22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B23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B24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B25</text:p>
          </table:table-cell>
          <table:table-cell table:number-columns-repeated="3" office:value-type="string">
            <text:p>-</text:p>
          </table:table-cell>
          <table:table-cell table:number-columns-repeated="1019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mujet7dbmz6c" table:base-cell-address="$Sheet6.$A$1" table:cell-range-address="Sheet6.$A$14"/>
        <table:named-range table:name="pp86hbxmxpbe" table:base-cell-address="$Sheet6.$A$1" table:cell-range-address="Sheet6.$A$19"/>
        <table:named-range table:name="hy4a7q2n3anp" table:base-cell-address="$Sheet6.$A$1" table:cell-range-address="Sheet6.$A$31"/>
      </table:named-expressions>
      <table:database-ranges>
        <table:database-range table:target-range-address="Sheet6.A1:Sheet6.AMG14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P1" style:volatile="true">
      <number:text>Rs. (</number:text>
      <number:number number:decimal-places="0" number:min-integer-digits="1" number:grouping="true"/>
      <number:text>)</number:text>
    </number:number-style>
    <number:number-style style:name="N110P2" style:volatile="true">
      <number:text>Rs.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Rs. </number:text>
      <number:number number:decimal-places="2" number:min-integer-digits="1" number:grouping="true"/>
      <number:text> </number:text>
    </number:number-style>
    <number:number-style style:name="N117P1" style:volatile="true">
      <number:text>Rs. (</number:text>
      <number:number number:decimal-places="2" number:min-integer-digits="1" number:grouping="true"/>
      <number:text>)</number:text>
    </number:number-style>
    <number:number-style style:name="N117P2" style:volatile="true">
      <number:text>Rs.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22/03/2013</text:date>, <text:time>11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22T11:25:13.99</dc:date>
    <dc:creator>Anool Mahidharia</dc:creator>
    <meta:editing-duration>PT8H6M29S</meta:editing-duration>
    <meta:editing-cycles>10</meta:editing-cycles>
    <meta:generator>OpenOffice.org/3.3$Win32 OpenOffice.org_project/330m20$Build-9567</meta:generator>
    <meta:document-statistic meta:table-count="1" meta:cell-count="720" meta:object-count="0"/>
  </office:meta>
</office:document-meta>
</file>